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a24" style:family="table">
      <style:table-properties style:width="17.009cm" fo:margin-left="0cm" table:align="left"/>
    </style:style>
    <style:style style:name="Tabla24.A" style:family="table-column">
      <style:table-column-properties style:column-width="7.805cm"/>
    </style:style>
    <style:style style:name="Tabla24.B" style:family="table-column">
      <style:table-column-properties style:column-width="9.204cm"/>
    </style:style>
    <style:style style:name="Tabla24.A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5pt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5pt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5pt solid #000000"/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17cm" style:rel-column-width="65535*"/>
    </style:style>
    <style:style style:name="Tabla34.A1" style:family="table-cell">
      <style:table-cell-properties fo:padding="0.097cm" fo:border="0.0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5pt solid #000000"/>
    </style:style>
    <style:style style:name="Tabla36" style:family="table">
      <style:table-properties style:width="17cm" table:align="margins"/>
    </style:style>
    <style:style style:name="Tabla36.A" style:family="table-column">
      <style:table-column-properties style:column-width="17cm" style:rel-column-width="65535*"/>
    </style:style>
    <style:style style:name="Tabla36.A1" style:family="table-cell">
      <style:table-cell-properties fo:padding="0.097cm" fo:border="0.05pt solid #000000"/>
    </style:style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17cm" style:rel-column-width="65535*"/>
    </style:style>
    <style:style style:name="Tabla46.A1" style:family="table-cell">
      <style:table-cell-properties fo:padding="0.097cm" fo:border="0.05pt solid #000000"/>
    </style:style>
    <style:style style:name="Tabla47" style:family="table">
      <style:table-properties style:width="17cm" table:align="margins"/>
    </style:style>
    <style:style style:name="Tabla47.A" style:family="table-column">
      <style:table-column-properties style:column-width="17cm" style:rel-column-width="65535*"/>
    </style:style>
    <style:style style:name="Tabla47.A1" style:family="table-cell">
      <style:table-cell-properties fo:padding="0.097cm" fo:border="0.05pt solid #000000"/>
    </style:style>
    <style:style style:name="Tabla40" style:family="table">
      <style:table-properties style:width="17cm" table:align="margins"/>
    </style:style>
    <style:style style:name="Tabla40.A" style:family="table-column">
      <style:table-column-properties style:column-width="17cm" style:rel-column-width="65535*"/>
    </style:style>
    <style:style style:name="Tabla40.A1" style:family="table-cell">
      <style:table-cell-properties fo:padding="0.097cm" fo:border="0.05pt solid #000000"/>
    </style:style>
    <style:style style:name="Tabla41" style:family="table">
      <style:table-properties style:width="17cm" table:align="margins"/>
    </style:style>
    <style:style style:name="Tabla41.A" style:family="table-column">
      <style:table-column-properties style:column-width="17cm" style:rel-column-width="65535*"/>
    </style:style>
    <style:style style:name="Tabla41.A1" style:family="table-cell">
      <style:table-cell-properties fo:padding="0.097cm" fo:border="0.05pt solid #000000"/>
    </style:style>
    <style:style style:name="Tabla42" style:family="table">
      <style:table-properties style:width="17cm" table:align="margins"/>
    </style:style>
    <style:style style:name="Tabla42.A" style:family="table-column">
      <style:table-column-properties style:column-width="17cm" style:rel-column-width="65535*"/>
    </style:style>
    <style:style style:name="Tabla42.A1" style:family="table-cell">
      <style:table-cell-properties fo:padding="0.097cm" fo:border="0.05pt solid #000000"/>
    </style:style>
    <style:style style:name="Tabla44" style:family="table">
      <style:table-properties style:width="17cm" table:align="margins"/>
    </style:style>
    <style:style style:name="Tabla44.A" style:family="table-column">
      <style:table-column-properties style:column-width="17cm" style:rel-column-width="65535*"/>
    </style:style>
    <style:style style:name="Tabla44.A1" style:family="table-cell">
      <style:table-cell-properties fo:padding="0.097cm" fo:border="0.05pt solid #000000"/>
    </style:style>
    <style:style style:name="Tabla45" style:family="table">
      <style:table-properties style:width="17cm" table:align="margins"/>
    </style:style>
    <style:style style:name="Tabla45.A" style:family="table-column">
      <style:table-column-properties style:column-width="17cm" style:rel-column-width="65535*"/>
    </style:style>
    <style:style style:name="Tabla45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end" style:justify-single-word="false"/>
      <style:text-properties officeooo:rsid="001f24d9" officeooo:paragraph-rsid="001f24d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text-properties style:font-name="Liberation Serif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officeooo:rsid="001f24d9" officeooo:paragraph-rsid="001f24d9" style:font-size-asian="12pt" style:font-size-complex="12pt"/>
    </style:style>
    <style:style style:name="P5" style:family="paragraph" style:parent-style-name="Heading_20_2">
      <style:paragraph-properties fo:text-align="center" style:justify-single-word="false"/>
      <style:text-properties fo:color="#000000" loext:opacity="100%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paragraph-rsid="001f24d9"/>
    </style:style>
    <style:style style:name="P8" style:family="paragraph" style:parent-style-name="Standard" style:list-style-name="L1">
      <style:text-properties fo:font-weight="normal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20fb84" officeooo:paragraph-rsid="0020fb84" style:font-weight-asian="normal" style:font-weight-complex="normal"/>
    </style:style>
    <style:style style:name="P10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style:font-name="Liberation Serif" fo:font-size="12pt" fo:font-weight="normal" officeooo:rsid="0020fb84" officeooo:paragraph-rsid="0020fb84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loext:opacity="100%" style:font-name="Liberation Serif" fo:font-size="12pt" fo:font-weight="normal" officeooo:rsid="001f24d9" officeooo:paragraph-rsid="001f24d9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loext:opacity="100%" style:font-name="Liberation Serif" fo:font-size="12pt" fo:font-weight="normal" officeooo:rsid="001f24d9" officeooo:paragraph-rsid="0020fb84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loext:opacity="100%" style:font-name="Liberation Serif" fo:font-size="12pt" fo:font-weight="normal" officeooo:rsid="0020fb84" officeooo:paragraph-rsid="0020fb84" style:font-size-asian="12pt" style:font-weight-asian="normal" style:font-size-complex="12pt" style:font-weight-complex="normal"/>
    </style:style>
    <style:style style:name="P16" style:family="paragraph" style:parent-style-name="Table_20_Contents" style:list-style-name="L1"/>
    <style:style style:name="P17" style:family="paragraph" style:parent-style-name="Table_20_Contents" style:list-style-name="L1">
      <style:text-properties style:font-name="Liberation Serif" fo:font-size="12pt" officeooo:paragraph-rsid="001f24d9" style:font-size-asian="12pt" style:font-size-complex="12pt"/>
    </style:style>
    <style:style style:name="P18" style:family="paragraph" style:parent-style-name="Table_20_Contents" style:list-style-name="L1">
      <style:text-properties style:font-name="Liberation Serif" fo:font-size="12pt" officeooo:paragraph-rsid="0020fb84" style:font-size-asian="12pt" style:font-size-complex="12pt"/>
    </style:style>
    <style:style style:name="P19" style:family="paragraph" style:parent-style-name="Table_20_Contents" style:list-style-name="L1">
      <style:text-properties style:font-name="Liberation Serif" fo:font-size="12pt" officeooo:rsid="0025e35b" officeooo:paragraph-rsid="0025e35b" style:font-size-asian="12pt" style:font-size-complex="12pt"/>
    </style:style>
    <style:style style:name="P20" style:family="paragraph" style:parent-style-name="Table_20_Contents" style:list-style-name="L1">
      <style:text-properties officeooo:rsid="0023c7b2" officeooo:paragraph-rsid="0023c7b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tyle="italic" style:font-style-asian="italic" style:font-style-complex="italic"/>
    </style:style>
    <style:style style:name="T5" style:family="text">
      <style:text-properties fo:color="#000000" loext:opacity="100%" officeooo:rsid="001f24d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0fb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4" table:style-name="Tabla24">
        <table:table-column table:style-name="Tabla24.A"/>
        <table:table-column table:style-name="Tabla24.B"/>
        <table:table-row table:style-name="TableLine94760786087776">
          <table:table-cell table:style-name="Tabla24.A1" table:number-columns-spanned="2" office:value-type="string">
            <text:p text:style-name="P4">EVALUACIÓN INICIAL</text:p>
          </table:table-cell>
          <table:covered-table-cell/>
        </table:table-row>
        <table:table-row table:style-name="TableLine94760785561312">
          <table:table-cell table:style-name="Tabla24.A2" office:value-type="string">
            <text:p text:style-name="P3">Nombre:</text:p>
          </table:table-cell>
          <table:table-cell table:style-name="Tabla24.B2" office:value-type="string">
            <text:p text:style-name="P3">Apellidos:</text:p>
          </table:table-cell>
        </table:table-row>
      </table:table>
      <text:h text:style-name="P5" text:outline-level="2">Comandos en GNU/Linux</text:h>
      <text:list xml:id="list4245498582" text:style-name="L1">
        <text:list-item>
          <text:list>
            <text:list-item>
              <text:p text:style-name="P7">Crea el siguiente árbol de directorios desde tú directorio HOME.</text:p>
              <text:p text:style-name="P6">TEXTOS</text:p>
              <text:list>
                <text:list-header>
                  <text:p text:style-name="P6">|-- INFORMES</text:p>
                  <text:p text:style-name="P6">|-- CARTAS</text:p>
                </text:list-header>
              </text:list>
              <text:p text:style-name="P6">FACTURAS</text:p>
              <text:list text:continue-numbering="true">
                <text:list-header>
                  <text:p text:style-name="P6">|-- ALBARANES</text:p>
                </text:list-header>
              </text:list>
              <text:p text:style-name="P6">OTROS</text:p>
              <text:list text:continue-numbering="true">
                <text:list-header>
                  <text:p text:style-name="P6">|-- CLIENTES</text:p>
                  <text:p text:style-name="P6">|-- DISTRIBUIDORAS</text:p>
                </text:list-header>
              </text:list>
            </text:list-item>
          </text:list>
        </text:list-item>
      </text:list>
      <table:table table:name="Tabla29" table:style-name="Tabla29">
        <table:table-column table:style-name="Tabla29.A"/>
        <table:table-row table:style-name="TableLine94760785972528">
          <table:table-cell table:style-name="Tabla29.A1" office:value-type="string">
            <text:list xml:id="list112915320856342" text:continue-numbering="true" text:style-name="L1">
              <text:list-header>
                <text:p text:style-name="P16">usuario@2pc01:~/Preevaluacion$ mkdir Textos</text:p>
              </text:list-header>
              <text:list-item>
                <text:p text:style-name="P16">usuario@2pc01:~/Preevaluacion$ mkdir Facturas</text:p>
              </text:list-item>
              <text:list-item>
                <text:p text:style-name="P16">usuario@2pc01:~/Preevaluacion$ mkdir Otros</text:p>
              </text:list-item>
              <text:list-item>
                <text:p text:style-name="P16">usuario@2pc01:~/Preevaluacion$ cd Textos</text:p>
              </text:list-item>
              <text:list-item>
                <text:p text:style-name="P16">usuario@2pc01:~/Preevaluacion/Textos$ mkdir Informes</text:p>
              </text:list-item>
              <text:list-item>
                <text:p text:style-name="P16">usuario@2pc01:~/Preevaluacion/Textos$ mkdir Cartas</text:p>
              </text:list-item>
              <text:list-item>
                <text:p text:style-name="P16">usuario@2pc01:~/Preevaluacion/Textos$ cd ..</text:p>
              </text:list-item>
              <text:list-item>
                <text:p text:style-name="P16">usuario@2pc01:~/Preevaluacion$ cd Facturas</text:p>
              </text:list-item>
              <text:list-item>
                <text:p text:style-name="P16">usuario@2pc01:~/Preevaluacion/Facturas$ mkdir Albaranes</text:p>
              </text:list-item>
              <text:list-item>
                <text:p text:style-name="P16">usuario@2pc01:~/Preevaluacion/Facturas$ cd ..</text:p>
              </text:list-item>
              <text:list-item>
                <text:p text:style-name="P16">usuario@2pc01:~/Preevaluacion$ cd Otros</text:p>
              </text:list-item>
              <text:list-item>
                <text:p text:style-name="P16">usuario@2pc01:~/Preevaluacion/Otros$ mkdir Clientes</text:p>
              </text:list-item>
              <text:list-item>
                <text:p text:style-name="P16">usuario@2pc01:~/Preevaluacion/Otros$ mkdir Distribuidoras</text:p>
              </text:list-item>
            </text:list>
          </table:table-cell>
        </table:table-row>
      </table:table>
      <text:list xml:id="list112914599187971" text:continue-numbering="true" text:style-name="L1">
        <text:list-item>
          <text:list>
            <text:list-item>
              <text:p text:style-name="P6">Cámbiate al directorio CLIENTES utilizando una ruta relativa. Crea un directorio, mediante una ruta relativa, denominado INFOR1 en el directorio CARTAS.</text:p>
            </text:list-item>
          </text:list>
        </text:list-item>
      </text:list>
      <table:table table:name="Tabla30" table:style-name="Tabla30">
        <table:table-column table:style-name="Tabla30.A"/>
        <table:table-row table:style-name="TableLine94760786234320">
          <table:table-cell table:style-name="Tabla30.A1" office:value-type="string">
            <text:list xml:id="list112913876540171" text:continue-numbering="true" text:style-name="L1">
              <text:list-header>
                <text:p text:style-name="P20">usuario@2pc01:~/Preevaluacion$ cd Otros/Clientes</text:p>
              </text:list-header>
            </text:list>
          </table:table-cell>
        </table:table-row>
        <table:table-row table:style-name="TableLine94760786256960">
          <table:table-cell table:style-name="Tabla30.A2" office:value-type="string">
            <text:list xml:id="list112914659486854" text:continue-numbering="true" text:style-name="L1">
              <text:list-header>
                <text:p text:style-name="P16">usuario@2pc01:~/Preevaluacion/Otros/Clientes$ mkdir ../../Textos/Cartas/Infor1</text:p>
              </text:list-header>
            </text:list>
          </table:table-cell>
        </table:table-row>
      </table:table>
      <text:list xml:id="list112913571145007" text:continue-numbering="true" text:style-name="L1">
        <text:list-item>
          <text:list>
            <text:list-item>
              <text:p text:style-name="P6">Sin utilizar un editor de textos, crea un fichero mediante una ruta relativa en el directorio ALBARANES denominado <text:span text:style-name="T1">alb1.</text:span><text:span text:style-name="T2"> Copia dicho fichero, utilizando un único comando y utilizando ruta relativa, en el directorio DISTRIBUIDORAS en un fichero denominado </text:span><text:span text:style-name="T1">alb2.</text:span></text:p>
            </text:list-item>
          </text:list>
        </text:list-item>
      </text:list>
      <table:table table:name="Tabla31" table:style-name="Tabla31">
        <table:table-column table:style-name="Tabla31.A"/>
        <table:table-row table:style-name="TableLine94760786255888">
          <table:table-cell table:style-name="Tabla31.A1" office:value-type="string">
            <text:list xml:id="list112914960992436" text:continue-numbering="true" text:style-name="L1">
              <text:list-header>
                <text:p text:style-name="P16">usuario@2pc01:~/Preevaluacion/Otros/Clientes$ touch ../../Facturas/Albaranes/alb1</text:p>
              </text:list-header>
            </text:list>
          </table:table-cell>
        </table:table-row>
        <table:table-row table:style-name="TableLine94760786264320">
          <table:table-cell table:style-name="Tabla31.A2" office:value-type="string">
            <text:list xml:id="list112914976955382" text:continue-numbering="true" text:style-name="L1">
              <text:list-header>
                <text:p text:style-name="P16">usuario@2pc01:~/Preevaluacion/Facturas/Albaranes$ cp alb1 ../../Otros/Distribuidoras/alb2</text:p>
              </text:list-header>
            </text:list>
          </table:table-cell>
        </table:table-row>
      </table:table>
      <text:list xml:id="list112914692945871" text:continue-numbering="true" text:style-name="L1">
        <text:list-item>
          <text:list>
            <text:list-item>
              <text:p text:style-name="P6"><text:span text:style-name="T2">Mueve el fichero </text:span><text:span text:style-name="T1">alb2 </text:span><text:span text:style-name="T2">al directorio ALBARANES.</text:span></text:p>
            </text:list-item>
          </text:list>
        </text:list-item>
      </text:list>
      <table:table table:name="Tabla32" table:style-name="Tabla32">
        <table:table-column table:style-name="Tabla32.A"/>
        <table:table-row table:style-name="TableLine94760786267472">
          <table:table-cell table:style-name="Tabla32.A1" office:value-type="string">
            <text:list xml:id="list112913823636472" text:continue-numbering="true" text:style-name="L1">
              <text:list-header>
                <text:p text:style-name="P16">usuario@2pc01:~/Preevaluacion/Otros/Distribuidoras$ mv alb2 ../../Facturas/Albaranes/</text:p>
              </text:list-header>
            </text:list>
          </table:table-cell>
        </table:table-row>
      </table:table>
      <text:list xml:id="list112914561280401" text:continue-numbering="true" text:style-name="L1">
        <text:list-item>
          <text:list>
            <text:list-item>
              <text:p text:style-name="P6"><text:span text:style-name="T2">Renombra el fichero </text:span><text:span text:style-name="T1">alb2 </text:span><text:span text:style-name="T2">del directorio ALBARANES a </text:span><text:span text:style-name="T1">alb3.</text:span></text:p>
            </text:list-item>
          </text:list>
        </text:list-item>
      </text:list>
      <table:table table:name="Tabla33" table:style-name="Tabla33">
        <table:table-column table:style-name="Tabla33.A"/>
        <table:table-row table:style-name="TableLine94760786269136">
          <table:table-cell table:style-name="Tabla33.A1" office:value-type="string">
            <text:list xml:id="list112915248584589" text:continue-numbering="true" text:style-name="L1">
              <text:list-header>
                <text:p text:style-name="P16">usuario@2pc01:~/Preevaluacion/Facturas/Albaranes$ mv alb2 alb3</text:p>
              </text:list-header>
            </text:list>
          </table:table-cell>
        </table:table-row>
      </table:table>
      <text:list xml:id="list112914722412010" text:continue-numbering="true" text:style-name="L1">
        <text:list-item>
          <text:list>
            <text:list-item>
              <text:p text:style-name="P6"><text:span text:style-name="T2">Crea un enlace simbólico del archivo </text:span><text:span text:style-name="T1">alb1 </text:span><text:span text:style-name="T2">denominado </text:span><text:span text:style-name="T1">alb3 </text:span><text:span text:style-name="T2">en el directorio CARTAS.</text:span></text:p>
            </text:list-item>
          </text:list>
        </text:list-item>
      </text:list>
      <table:table table:name="Tabla34" table:style-name="Tabla34">
        <table:table-column table:style-name="Tabla34.A"/>
        <table:table-row table:style-name="TableLine94760786275120">
          <table:table-cell table:style-name="Tabla34.A1" office:value-type="string">
            <text:list xml:id="list112913861828371" text:continue-numbering="true" text:style-name="L1">
              <text:list-header>
                <text:p text:style-name="P16">usuario@2pc01:~/Preevaluacion/Textos/Cartas$ ln -s ../../Clientes/Distribuidoras/alb1 alb3</text:p>
              </text:list-header>
            </text:list>
          </table:table-cell>
        </table:table-row>
      </table:table>
      <text:list xml:id="list112913537489384" text:continue-numbering="true" text:style-name="L1">
        <text:list-item>
          <text:list>
            <text:list-item>
              <text:p text:style-name="P8">Cámbiate al directorio CARTAS utilizando una ruta absoluta. Desde allí añade al fichero <text:soft-page-break/><text:span text:style-name="T1">alb1 </text:span>la línea “una línea más” utilizando el enlace creado en el ejercicio anterior.</text:p>
            </text:list-item>
          </text:list>
        </text:list-item>
      </text:list>
      <table:table table:name="Tabla26" table:style-name="Tabla26">
        <table:table-column table:style-name="Tabla26.A"/>
        <table:table-row table:style-name="TableLine94760817449792">
          <table:table-cell table:style-name="Tabla26.A1" office:value-type="string">
            <text:p text:style-name="Table_20_Contents">usuario@2pc01:~/Preevaluacion/Textos/Cartas$ nano alb3</text:p>
          </table:table-cell>
        </table:table-row>
      </table:table>
      <text:list xml:id="list112914422895563" text:continue-numbering="true" text:style-name="L1">
        <text:list-item>
          <text:list>
            <text:list-item>
              <text:p text:style-name="P8">Crea un enlace <text:span text:style-name="T7">simbólico</text:span> del directorio CLIENTES llamado enlaCli en el directorio actual</text:p>
            </text:list-item>
          </text:list>
        </text:list-item>
      </text:list>
      <table:table table:name="Tabla36" table:style-name="Tabla36">
        <table:table-column table:style-name="Tabla36.A"/>
        <table:table-row table:style-name="TableLine94760786284256">
          <table:table-cell table:style-name="Tabla36.A1" office:value-type="string">
            <text:p text:style-name="Table_20_Contents">usuario@2pc01:~/Preevaluacion/Textos/Cartas$ ln -s ../../Clientes enlaCli</text:p>
          </table:table-cell>
        </table:table-row>
      </table:table>
      <text:list xml:id="list112913904631797" text:continue-numbering="true" text:style-name="L1">
        <text:list-item>
          <text:list>
            <text:list-item>
              <text:p text:style-name="P8">Crea un enlace <text:span text:style-name="T7">físico o duro</text:span> del fichero <text:span text:style-name="T1">alb3</text:span> de ALBARANES en el directorio CLIENTES </text:p>
            </text:list-item>
          </text:list>
        </text:list-item>
      </text:list>
      <table:table table:name="Tabla46" table:style-name="Tabla46">
        <table:table-column table:style-name="Tabla46.A"/>
        <table:table-row table:style-name="TableLine94760786288400">
          <table:table-cell table:style-name="Tabla46.A1" office:value-type="string">
            <text:p text:style-name="Table_20_Contents">usuario@2pc01:~/Preevaluacion/Otros/Clientes$ ln ../../Facturas/Albaranes/alb3 enlace</text:p>
          </table:table-cell>
        </table:table-row>
      </table:table>
      <text:list xml:id="list112913873871203" text:continue-numbering="true" text:style-name="L1">
        <text:list-item>
          <text:list>
            <text:list-item>
              <text:p text:style-name="P9">Muestra las tres últimas líneas del ficher <text:span text:style-name="T6">/etc/passwd</text:span></text:p>
            </text:list-item>
          </text:list>
        </text:list-item>
      </text:list>
      <table:table table:name="Tabla47" table:style-name="Tabla47">
        <table:table-column table:style-name="Tabla47.A"/>
        <table:table-row table:style-name="TableLine94760786293008">
          <table:table-cell table:style-name="Tabla47.A1" office:value-type="string">
            <text:p text:style-name="Table_20_Contents">usuario@2pc01:/$ tail -3 etc/passwd</text:p>
          </table:table-cell>
        </table:table-row>
      </table:table>
      <text:list xml:id="list112915118327784" text:continue-numbering="true" text:style-name="L1">
        <text:list-item>
          <text:list>
            <text:list-header>
              <text:p text:style-name="P8"/>
            </text:list-header>
            <text:list-item>
              <text:p text:style-name="P8">Cambia los permisos del directorio CARTAS y todo su contenido utilizando la notación octal para que el usuario propietario pueda leer y ejecutar, el grupo propietario pueda leer y escribir y el resto de usuarios solo pueda leer. </text:p>
            </text:list-item>
          </text:list>
        </text:list-item>
      </text:list>
      <table:table table:name="Tabla40" table:style-name="Tabla40">
        <table:table-column table:style-name="Tabla40.A"/>
        <table:table-row table:style-name="TableLine94760786298464">
          <table:table-cell table:style-name="Tabla40.A1" office:value-type="string">
            <text:list xml:id="list112914896348644" text:continue-numbering="true" text:style-name="L1">
              <text:list-header>
                <text:p text:style-name="P16">usuario@2pc01:~/Preevaluacion$ chmod -R 564 Textos/Cartas/</text:p>
              </text:list-header>
            </text:list>
          </table:table-cell>
        </table:table-row>
      </table:table>
      <text:list xml:id="list112913715069734" text:continue-numbering="true" text:style-name="L1">
        <text:list-item>
          <text:list>
            <text:list-item>
              <text:p text:style-name="P8">Busca todos los ficheros regulares del sistema de ficheros que comiencen por a minúscula.</text:p>
            </text:list-item>
          </text:list>
        </text:list-item>
      </text:list>
      <table:table table:name="Tabla41" table:style-name="Tabla41">
        <table:table-column table:style-name="Tabla41.A"/>
        <table:table-row table:style-name="TableLine94760786304176">
          <table:table-cell table:style-name="Tabla41.A1" office:value-type="string">
            <text:list xml:id="list112913387990347" text:continue-numbering="true" text:style-name="L1">
              <text:list-header>
                <text:p text:style-name="P16">usuario@2pc01:~$ ls -R a*</text:p>
              </text:list-header>
            </text:list>
          </table:table-cell>
        </table:table-row>
      </table:table>
      <text:list xml:id="list112914719280822" text:continue-numbering="true" text:style-name="L1">
        <text:list-item>
          <text:list>
            <text:list-item>
              <text:p text:style-name="P8">Borra todos los ficheros regulares contenidos en tu directorio HOME o sus subdirectorios que tengan como extensión .txt.</text:p>
            </text:list-item>
          </text:list>
        </text:list-item>
      </text:list>
      <table:table table:name="Tabla42" table:style-name="Tabla42">
        <table:table-column table:style-name="Tabla42.A"/>
        <table:table-row table:style-name="TableLine94760786313504">
          <table:table-cell table:style-name="Tabla42.A1" office:value-type="string">
            <text:list xml:id="list112915396121444" text:continue-numbering="true" text:style-name="L1">
              <text:list-header>
                <text:p text:style-name="P16">usuario@2pc01:/home$ rm -R *.txt</text:p>
              </text:list-header>
            </text:list>
          </table:table-cell>
        </table:table-row>
      </table:table>
      <text:list xml:id="list112914223944681" text:continue-numbering="true" text:style-name="L1">
        <text:list-item>
          <text:list>
            <text:list-item>
              <text:p text:style-name="P12">Obtener un listado de todos los archivos ocultos del directorio actual.</text:p>
            </text:list-item>
          </text:list>
        </text:list-item>
      </text:list>
      <table:table table:name="Tabla44" table:style-name="Tabla44">
        <table:table-column table:style-name="Tabla44.A"/>
        <table:table-row table:style-name="TableLine94760786314976">
          <table:table-cell table:style-name="Tabla44.A1" office:value-type="string">
            <text:p text:style-name="P3">usuario@2pc01:/home$ ls -a</text:p>
          </table:table-cell>
        </table:table-row>
      </table:table>
      <text:list xml:id="list112914993288146" text:continue-numbering="true" text:style-name="L1">
        <text:list-item>
          <text:list>
            <text:list-item>
              <text:p text:style-name="P10"><text:span text:style-name="T5">Mostrar </text:span><text:span text:style-name="T3">el número de procesos que tiene</text:span><text:span text:style-name="T5">s en</text:span><text:span text:style-name="T3"> ejecución. </text:span></text:p>
            </text:list-item>
          </text:list>
        </text:list-item>
      </text:list>
      <table:table table:name="Tabla45" table:style-name="Tabla45">
        <table:table-column table:style-name="Tabla45.A"/>
        <table:table-row table:style-name="TableLine94760786325968">
          <table:table-cell table:style-name="Tabla45.A1" office:value-type="string">
            <text:p text:style-name="P3">usuario@2pc01:/home$ ps</text:p>
          </table:table-cell>
        </table:table-row>
      </table:table>
      <text:list xml:id="list112914205929335" text:continue-numbering="true" text:style-name="L1">
        <text:list-item>
          <text:list>
            <text:list-item>
              <text:p text:style-name="P13">En qué fichero están los log del sistema.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Line94760786333696">
          <table:table-cell table:style-name="Table1.A1" office:value-type="string">
            <text:list xml:id="list112914836327007" text:continue-numbering="true" text:style-name="L1">
              <text:list-header>
                <text:p text:style-name="P19">En los ficheros del directorio var/log</text:p>
              </text:list-header>
            </text:list>
          </table:table-cell>
        </table:table-row>
      </table:table>
      <text:list xml:id="list112915102317794" text:continue-numbering="true" text:style-name="L1">
        <text:list-item>
          <text:list>
            <text:list-item>
              <text:p text:style-name="P13">En qué carpeta se almacena normalmente los ficheros de configuración de las aplicaciones.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Line94760786338880">
          <table:table-cell table:style-name="Table2.A1" office:value-type="string">
            <text:list xml:id="list112915290784043" text:continue-numbering="true" text:style-name="L1">
              <text:list-header>
                <text:p text:style-name="P17"/>
              </text:list-header>
            </text:list>
          </table:table-cell>
        </table:table-row>
      </table:table>
      <text:list xml:id="list112915473070254" text:continue-numbering="true" text:style-name="L1">
        <text:list-item>
          <text:list>
            <text:list-item>
              <text:p text:style-name="P15">¿Cómo puedes mirar qué puertos tienes abierto?</text:p>
            </text:list-item>
          </text:list>
        </text:list-item>
      </text:list>
      <table:table table:name="Table3" table:style-name="Table3">
        <table:table-column table:style-name="Table3.A"/>
        <table:table-row table:style-name="TableLine94760786345408">
          <table:table-cell table:style-name="Table3.A1" office:value-type="string">
            <text:list xml:id="list112914674348700" text:continue-numbering="true" text:style-name="L1">
              <text:list-header>
                <text:p text:style-name="P18"/>
              </text:list-header>
            </text:list>
          </table:table-cell>
        </table:table-row>
      </table:table>
      <text:list xml:id="list112914582726229" text:continue-numbering="true" text:style-name="L1">
        <text:list-item>
          <text:list>
            <text:list-item>
              <text:p text:style-name="P11"><text:span text:style-name="T3">Muestra las dos primeras líneas del fichero </text:span><text:span text:style-name="T4">/etc/passwd</text:span></text:p>
            </text:list-item>
          </text:list>
        </text:list-item>
      </text:list>
      <table:table table:name="Table4" table:style-name="Table4">
        <table:table-column table:style-name="Table4.A"/>
        <table:table-row table:style-name="TableLine94760786353632">
          <table:table-cell table:style-name="Table4.A1" office:value-type="string">
            <text:list xml:id="list112914671277304" text:continue-numbering="true" text:style-name="L1">
              <text:list-header>
                <text:p text:style-name="P18">usuario@2pc01:~$ tail +2 <text:s/>etc/passwd</text:p>
              </text:list-header>
            </text:list>
          </table:table-cell>
        </table:table-row>
      </table:table>
      <text:list xml:id="list112914525230333" text:continue-numbering="true" text:style-name="L1">
        <text:list-item>
          <text:list>
            <text:list-item>
              <text:p text:style-name="P15">Obten la ayuda sobre el comando ls y guárdala en un fichero llamado help en tu carpeta HOME.</text:p>
            </text:list-item>
          </text:list>
        </text:list-item>
      </text:list>
      <table:table table:name="Table5" table:style-name="Table5">
        <table:table-column table:style-name="Table5.A"/>
        <table:table-row table:style-name="TableLine94760786360944">
          <table:table-cell table:style-name="Table5.A1" office:value-type="string">
            <text:list xml:id="list112914157718807" text:continue-numbering="true" text:style-name="L1">
              <text:list-header>
                <text:p text:style-name="P18">usuario@2pc01:/home$ cat man ls &gt; help</text:p>
              </text:list-header>
            </text:list>
          </table:table-cell>
        </table:table-row>
      </table:table>
      <text:list xml:id="list112914947712081" text:continue-numbering="true" text:style-name="L1">
        <text:list-item>
          <text:list>
            <text:list-header>
              <text:p text:style-name="P14"/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User_20_Entry" style:display-name="User Entry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ListLabel_20_1" style:display-name="ListLabel 1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1.247cm" fo:margin-left="1.247cm"/>
        </style:list-level-properties>
        <style:text-properties fo:font-family="'Wingdings 2'" style:font-charset="x-symbol"/>
      </text:list-level-style-bullet>
      <text:list-level-style-bullet text:level="2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2.494cm" fo:margin-left="2.494cm"/>
        </style:list-level-properties>
        <style:text-properties fo:font-family="'Wingdings 2'" style:font-charset="x-symbol"/>
      </text:list-level-style-bullet>
      <text:list-level-style-bullet text:level="3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'Wingdings 2'" style:font-charset="x-symbol"/>
      </text:list-level-style-bullet>
      <text:list-level-style-bullet text:level="4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'Wingdings 2'" style:font-charset="x-symbol"/>
      </text:list-level-style-bullet>
      <text:list-level-style-bullet text:level="5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'Wingdings 2'" style:font-charset="x-symbol"/>
      </text:list-level-style-bullet>
      <text:list-level-style-bullet text:level="6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'Wingdings 2'" style:font-charset="x-symbol"/>
      </text:list-level-style-bullet>
      <text:list-level-style-bullet text:level="7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'Wingdings 2'" style:font-charset="x-symbol"/>
      </text:list-level-style-bullet>
      <text:list-level-style-bullet text:level="8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'Wingdings 2'" style:font-charset="x-symbol"/>
      </text:list-level-style-bullet>
      <text:list-level-style-bullet text:level="9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margin-left="1.247cm"/>
        </style:list-level-properties>
      </text:list-level-style-number>
      <text:list-level-style-bullet text:level="2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2.494cm" fo:margin-left="2.494cm"/>
        </style:list-level-properties>
        <style:text-properties fo:font-family="'Wingdings 2'" style:font-charset="x-symbol"/>
      </text:list-level-style-bullet>
      <text:list-level-style-bullet text:level="3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'Wingdings 2'" style:font-charset="x-symbol"/>
      </text:list-level-style-bullet>
      <text:list-level-style-bullet text:level="4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'Wingdings 2'" style:font-charset="x-symbol"/>
      </text:list-level-style-bullet>
      <text:list-level-style-bullet text:level="5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'Wingdings 2'" style:font-charset="x-symbol"/>
      </text:list-level-style-bullet>
      <text:list-level-style-bullet text:level="6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'Wingdings 2'" style:font-charset="x-symbol"/>
      </text:list-level-style-bullet>
      <text:list-level-style-bullet text:level="7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'Wingdings 2'" style:font-charset="x-symbol"/>
      </text:list-level-style-bullet>
      <text:list-level-style-bullet text:level="8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'Wingdings 2'" style:font-charset="x-symbol"/>
      </text:list-level-style-bullet>
      <text:list-level-style-bullet text:level="9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bullet text:level="2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'Wingdings 2'" style:font-charset="x-symbol"/>
      </text:list-level-style-bullet>
      <text:list-level-style-bullet text:level="3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'Wingdings 2'" style:font-charset="x-symbol"/>
      </text:list-level-style-bullet>
      <text:list-level-style-bullet text:level="4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'Wingdings 2'" style:font-charset="x-symbol"/>
      </text:list-level-style-bullet>
      <text:list-level-style-bullet text:level="5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'Wingdings 2'" style:font-charset="x-symbol"/>
      </text:list-level-style-bullet>
      <text:list-level-style-bullet text:level="6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'Wingdings 2'" style:font-charset="x-symbol"/>
      </text:list-level-style-bullet>
      <text:list-level-style-bullet text:level="7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'Wingdings 2'" style:font-charset="x-symbol"/>
      </text:list-level-style-bullet>
      <text:list-level-style-bullet text:level="8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'Wingdings 2'" style:font-charset="x-symbol"/>
      </text:list-level-style-bullet>
      <text:list-level-style-bullet text:level="9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officeooo:rsid="001f24d9" officeooo:paragraph-rsid="001f24d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.E.S. JACARANDÁ</text:p>
      </style:header>
      <style:footer>
        <text:p text:style-name="MP2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1-17T19:01:08</meta:creation-date>
    <meta:editing-duration>PT2H15M34S</meta:editing-duration>
    <meta:editing-cycles>10</meta:editing-cycles>
    <meta:generator>LibreOffice/7.0.4.2$Linux_X86_64 LibreOffice_project/00$Build-2</meta:generator>
    <meta:initial-creator>Joaquín Viana</meta:initial-creator>
    <dc:date>2021-09-21T11:29:13.284404106</dc:date>
    <meta:document-statistic meta:table-count="21" meta:image-count="0" meta:object-count="0" meta:page-count="2" meta:paragraph-count="66" meta:word-count="476" meta:character-count="3843" meta:non-whitespace-character-count="3461"/>
  </office:meta>
</office:document-meta>
</file>